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231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6.23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ffffff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731cm" svg:height="1.905cm" svg:x="2.778cm" svg:y="2.397cm"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6.731cm" svg:height="1.905cm" svg:x="3.386cm" svg:y="9.763cm">
          <text:p text:style-name="P1">WorkFlow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731cm" svg:height="1.905cm" svg:x="3.078cm" svg:y="2.697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6.731cm" svg:height="1.905cm" svg:x="3.359cm" svg:y="2.951cm"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6.731cm" svg:height="1.905cm" svg:x="3.378cm" svg:y="6.378cm">
          <text:p text:style-name="P1">TaskCollection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6.731cm" svg:height="1.905cm" svg:x="11.541cm" svg:y="6.461cm">
          <text:p text:style-name="P1">EntryPoint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6.731cm" svg:height="1.905cm" svg:x="3.386cm" svg:y="13.263cm">
          <text:p text:style-name="P1">Resul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6.724cm" svg:y1="4.856cm" svg:x2="6.743cm" svg:y2="6.378cm" draw:start-shape="id1" draw:start-glue-point="2" draw:end-shape="id2" draw:end-glue-point="0" svg:d="M6724 4856v760h19v762" svg:viewBox="0 0 20 1523">
          <text:p/>
        </draw:connector>
        <draw:connector draw:style-name="gr3" draw:text-style-name="P3" draw:layer="layout" svg:x1="6.743cm" svg:y1="8.283cm" svg:x2="6.751cm" svg:y2="9.763cm" draw:start-shape="id2" draw:start-glue-point="2" draw:end-shape="id3" draw:end-glue-point="0" svg:d="M6743 8283v739h8v741" svg:viewBox="0 0 9 1481">
          <text:p/>
        </draw:connector>
        <draw:connector draw:style-name="gr3" draw:text-style-name="P3" draw:layer="layout" draw:line-skew="-0.19cm" svg:x1="14.906cm" svg:y1="8.366cm" svg:x2="6.751cm" svg:y2="9.763cm" draw:start-shape="id4" draw:start-glue-point="2" draw:end-shape="id3" draw:end-glue-point="0" svg:d="M14906 8366v508h-8155v889" svg:viewBox="0 0 8156 1398">
          <text:p/>
        </draw:connector>
        <draw:connector draw:style-name="gr3" draw:text-style-name="P3" draw:layer="layout" svg:x1="6.751cm" svg:y1="11.668cm" svg:x2="6.751cm" svg:y2="13.263cm" draw:start-shape="id3" draw:start-glue-point="2" draw:end-shape="id5" draw:end-glue-point="0" svg:d="M6751 11668v1595" svg:viewBox="0 0 1 1596">
          <text:p/>
        </draw:connector>
        <draw:line draw:style-name="gr4" draw:text-style-name="P3" draw:layer="layout" svg:x1="2.143cm" svg:y1="15.986cm" svg:x2="19.034cm" svg:y2="16.1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6T15:08:06.710955000</meta:creation-date>
    <dc:date>2016-09-06T15:18:10.746599000</dc:date>
    <meta:editing-duration>PT9M17S</meta:editing-duration>
    <meta:editing-cycles>3</meta:editing-cycles>
    <meta:generator>LibreOffice/5.0.5.2$MacOSX_X86_64 LibreOffice_project/55b006a02d247b5f7215fc6ea0fde844b30035b3</meta:generator>
    <meta:document-statistic meta:object-count="12"/>
  </office:meta>
</office:document-meta>
</file>